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NNsans" svg:font-family="CNNsans, sans-serif"/>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Arabic UI" svg:font-family="'Noto Sans Arabic UI'"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in" fo:margin-right="0in" fo:line-height="150%" fo:text-align="end" style:justify-single-word="false" fo:orphans="2" fo:widows="2" fo:text-indent="0in" style:auto-text-indent="false"/>
      <style:text-properties officeooo:paragraph-rsid="0005a830"/>
    </style:style>
    <style:style style:name="P2" style:family="paragraph" style:parent-style-name="Standard">
      <style:paragraph-properties fo:margin-left="0in" fo:margin-right="0in" fo:line-height="150%" fo:text-align="start" style:justify-single-word="false" fo:orphans="2" fo:widows="2" fo:text-indent="0in" style:auto-text-indent="false"/>
      <style:text-properties officeooo:paragraph-rsid="000cdceb"/>
    </style:style>
    <style:style style:name="P3" style:family="paragraph" style:parent-style-name="Standard">
      <style:paragraph-properties fo:margin-left="0in" fo:margin-right="0in" fo:line-height="150%" fo:text-align="end" style:justify-single-word="false" fo:orphans="2" fo:widows="2" fo:text-indent="0in" style:auto-text-indent="false"/>
      <style:text-properties style:font-name="Noto Naskh Arabic" officeooo:paragraph-rsid="0005a830" style:font-name-complex="Noto Naskh Arabic"/>
    </style:style>
    <style:style style:name="P4" style:family="paragraph" style:parent-style-name="Standard">
      <style:paragraph-properties fo:margin-left="0in" fo:margin-right="0in" fo:line-height="150%" fo:text-align="end" style:justify-single-word="false" fo:orphans="2" fo:widows="2" fo:text-indent="0in" style:auto-text-indent="false"/>
      <style:text-properties style:font-name="Noto Naskh Arabic" officeooo:paragraph-rsid="00092624"/>
    </style:style>
    <style:style style:name="P5" style:family="paragraph" style:parent-style-name="Standard">
      <style:paragraph-properties fo:margin-left="0in" fo:margin-right="0in" fo:line-height="150%" fo:text-align="start" style:justify-single-word="false" fo:orphans="2" fo:widows="2" fo:text-indent="0in" style:auto-text-indent="false" fo:break-before="page"/>
      <style:text-properties style:font-name="Noto Naskh Arabic" officeooo:rsid="000cdceb" officeooo:paragraph-rsid="000cdceb"/>
    </style:style>
    <style:style style:name="P6" style:family="paragraph" style:parent-style-name="Standard">
      <style:paragraph-properties fo:margin-left="0in" fo:margin-right="0in" fo:line-height="150%" fo:text-align="end" style:justify-single-word="false" fo:orphans="2" fo:widows="2" fo:text-indent="0in" style:auto-text-indent="false"/>
      <style:text-properties fo:font-size="12pt" officeooo:paragraph-rsid="0005a830" style:font-size-asian="12pt" style:font-size-complex="12pt"/>
    </style:style>
    <style:style style:name="P7" style:family="paragraph" style:parent-style-name="Standard">
      <style:text-properties fo:font-size="14pt" officeooo:rsid="00092624" officeooo:paragraph-rsid="00092624" style:font-size-asian="14pt" style:font-size-complex="14pt"/>
    </style:style>
    <style:style style:name="P8" style:family="paragraph" style:parent-style-name="Standard">
      <style:text-properties fo:font-size="14pt" officeooo:paragraph-rsid="00092624" style:font-size-asian="14pt" style:font-size-complex="14pt"/>
    </style:style>
    <style:style style:name="P9" style:family="paragraph" style:parent-style-name="Standard">
      <style:paragraph-properties fo:margin-left="0in" fo:margin-right="0in" fo:line-height="150%" fo:text-align="start" style:justify-single-word="false" fo:orphans="2" fo:widows="2" fo:text-indent="0in" style:auto-text-indent="false"/>
      <style:text-properties officeooo:rsid="000d6600" officeooo:paragraph-rsid="000d6600"/>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font-size="14pt" officeooo:rsid="00092624" officeooo:paragraph-rsid="00092624" style:font-size-asian="14pt" style:font-size-complex="14pt"/>
    </style:style>
    <style:style style:name="T1" style:family="text">
      <style:text-properties fo:font-variant="normal" fo:text-transform="none" fo:color="#333333" loext:opacity="100%" fo:letter-spacing="normal" style:font-name-complex="CNNsans" style:font-size-complex="14pt" style:font-style-complex="normal" style:font-weight-complex="normal"/>
    </style:style>
    <style:style style:name="T2" style:family="text">
      <style:text-properties fo:font-variant="normal" fo:text-transform="none" fo:color="#333333" loext:opacity="100%" style:font-name="CNNsans" fo:font-size="14pt" fo:letter-spacing="normal" fo:font-style="normal" fo:font-weight="normal" style:font-name-complex="CNNsans" style:font-size-complex="14pt" style:font-style-complex="normal" style:font-weight-complex="normal"/>
    </style:style>
    <style:style style:name="T3" style:family="text">
      <style:text-properties fo:font-variant="normal" fo:text-transform="none" fo:color="#333333" loext:opacity="100%" style:font-name="CNNsans" fo:letter-spacing="normal" fo:font-style="normal" fo:font-weight="normal" style:font-name-complex="CNNsans" style:font-style-complex="normal" style:font-weight-complex="normal"/>
    </style:style>
    <style:style style:name="T4" style:family="text">
      <style:text-properties fo:font-variant="normal" fo:text-transform="none" fo:color="#333333" loext:opacity="100%" fo:font-size="24pt" fo:letter-spacing="normal" style:font-size-asian="24pt" style:font-size-complex="24pt" style:font-style-complex="normal" style:font-weight-complex="normal"/>
    </style:style>
    <style:style style:name="T5" style:family="text">
      <style:text-properties fo:font-variant="normal" fo:text-transform="none" fo:color="#333333" loext:opacity="100%" fo:font-size="24pt" fo:letter-spacing="normal" style:font-size-asian="24pt" style:font-name-complex="Noto Naskh Arabic" style:font-size-complex="24pt" style:font-style-complex="normal" style:font-weight-complex="normal"/>
    </style:style>
    <style:style style:name="T6" style:family="text">
      <style:text-properties fo:font-variant="normal" fo:text-transform="none" fo:color="#333333" loext:opacity="100%" style:font-name="Noto Naskh Arabic" fo:font-size="24pt" fo:letter-spacing="normal" style:font-size-asian="24pt" style:font-name-complex="Noto Naskh Arabic" style:font-size-complex="24pt" style:font-style-complex="normal" style:font-weight-complex="normal"/>
    </style:style>
    <style:style style:name="T7" style:family="text">
      <style:text-properties fo:font-variant="normal" fo:text-transform="none" fo:color="#c9211e" loext:opacity="100%" style:font-name="Google Sans" fo:font-size="12pt" fo:letter-spacing="normal" fo:font-style="normal" fo:font-weight="normal"/>
    </style:style>
    <style:style style:name="T8" style:family="text">
      <style:text-properties fo:font-variant="normal" fo:text-transform="none" fo:color="#c9211e" loext:opacity="100%" style:font-name="Google Sans" fo:font-size="12pt" fo:letter-spacing="normal" fo:font-style="normal" fo:font-weight="normal" officeooo:rsid="000cdceb"/>
    </style:style>
    <style:style style:name="T9" style:family="text">
      <style:text-properties fo:font-size="24pt" style:font-size-asian="24pt" style:font-name-complex="Noto Naskh Arabic" style:font-size-complex="24pt"/>
    </style:style>
    <style:style style:name="T10" style:family="text">
      <style:text-properties style:font-name="Noto Naskh Arabic" officeooo:rsid="000cdceb"/>
    </style:style>
    <style:style style:name="T11" style:family="text">
      <style:text-properties officeooo:rsid="00092624"/>
    </style:style>
    <style:style style:name="T12" style:family="text">
      <style:text-properties style:font-name-complex="Noto Naskh Arabic"/>
    </style:style>
    <style:style style:name="T13" style:family="text">
      <style:text-properties officeooo:rsid="00092624" style:font-name-complex="Noto Naskh Arabic"/>
    </style:style>
    <style:style style:name="T14" style:family="text">
      <style:text-properties fo:color="#c9211e" loext:opacity="100%" style:font-name="Noto Naskh Arabic" officeooo:rsid="000d66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text:p>
      <text:p text:style-name="P11">Asss</text:p>
      <text:p text:style-name="P11">Alham Wasola</text:p>
      <text:p text:style-name="P10">Terima kasih banyak atas kehadiran kalian semua di acara syukuran rumah baru kami hari ini. Kami sangat bersyukur dan bahagia bisa berbagi momen istimewa ini bersama teman-teman dan keluarga tercinta.</text:p>
      <text:p text:style-name="P10">Rumah ini adalah impian yang menjadi kenyataan, dan semuanya tidak akan mungkin tanpa dukungan, doa, dan cinta dari kalian semua. Kami berharap rumah ini akan menjadi tempat yang penuh kasih, tawa, dan kenangan indah. Kami juga berkomitmen untuk selalu membuka pintu kami bagi kalian, jadi mari kita buat lebih banyak kenangan bersama di sini.</text:p>
      <text:p text:style-name="P7">Selanjutnya akan dipimpin doa oleh ustadz, kami persilahkan ustadz : </text:p>
      <text:p text:style-name="P7"/>
      <text:p text:style-name="P7"/>
      <text:p text:style-name="P7"><text:tab/></text:p>
      <text:p text:style-name="P7">Assalam</text:p>
      <text:p text:style-name="P7">Alhamdull</text:p>
      <text:p text:style-name="P8"><text:span text:style-name="T11">Washo</text:span></text:p>
      <text:p text:style-name="P8">Sugeng rawuh dados pamitran ing acara syukuran <text:span text:style-name="T11">griya</text:span> anyar <text:span text:style-name="T11">niki</text:span>. Amarga iki sawijining momèn anane rasa puas lan saking seneng bisa rukun bareng kanca lan keluarga tercinta.</text:p>
      <text:p text:style-name="P10"><text:span text:style-name="T11">Griya</text:span> iki salah siji impian sing kadadosan dadi <text:span text:style-name="T11">nyoto</text:span>, lan kabeh iki ora bisa metu tanpa dukungan, doa, lan cinta saka sampeyan kabeh. Kita remen omah iki bakal dadi tempat sing penuh kasih, guyub, lan kenangan indah. Kita uga weruh tumraping dadi sajening panggih sampeyan kabeh. <text:span text:style-name="T11">Insyaallah kulo bertekat nggunaake griya niki kangge ibadah marang gusti Allah.</text:span></text:p>
      <text:p text:style-name="P11">Sakteruse engken dipinpin dungo kale ustadz, monggo ustaz.</text:p>
      <text:p text:style-name="P10"/>
      <text:p text:style-name="P1"><text:span text:style-name="T2"/></text:p>
      <text:p text:style-name="P1"><text:span text:style-name="T2">1. Membaca surah Al-Fatihah sebanyak tiga kali.</text:span><text:span text:style-name="T1"><text:line-break/></text:span><text:span text:style-name="T2">2. Membaca surah Al-Mu'minun ayat 28-29 sebagai berikut.</text:span><text:span text:style-name="T1"><text:line-break/><text:line-break/></text:span><text:span text:style-name="T6">فَإِذَا ٱسْتَوَيْتَ أَنتَ وَمَن مَّعَكَ عَلَى ٱلْفُلْكِ فَقُلِ ٱلْحَمْدُ لِلَّهِ</text:span></text:p>
      <text:p text:style-name="P3"><text:soft-page-break/><text:span text:style-name="T4"><text:s/>ٱلَّذِى نَجَّىٰنَا مِنَ ٱلْقَوْمِ ٱلظَّٰلِمِينَ<text:line-break/>ا وَأَنتَ خَيْرُ ٱلْمُنزِلِين<text:line-break/></text:span></text:p>
      <text:p text:style-name="P3"><text:span text:style-name="T4">اَللّٰهُمَّ يَا مَنْ فَلَقَ الْبَحْرَ لِمُوْسَى بْنِ عِمْرَانَ</text:span></text:p>
      <text:p text:style-name="P3"><text:span text:style-name="T4"><text:s/>وَنَجَّى يُوْنُسَ مِنْ بَطْنِ الْحُوْتِ</text:span></text:p>
      <text:p text:style-name="P3"><text:span text:style-name="T4"><text:s/>وَسَيَّرَ الْفُلْكَ لِمَنْ شَاءَ أَنْتَ الْعَالِمُ بِعَدَدِ قَطْرِ الْبِحَارِ</text:span></text:p>
      <text:p text:style-name="P3"><text:span text:style-name="T4"><text:s/>وَذَرَّاتِ الرِّمَالِ يَا خَالِقَ أَصْنَافِ</text:span></text:p>
      <text:p text:style-name="P3"><text:span text:style-name="T4"><text:s/>عَجَائِبِ الْمَخْلُوْقَاتِ أَسْأَلُكَ</text:span></text:p>
      <text:p text:style-name="P3"><text:span text:style-name="T4"><text:s/>الْكِفَايَةَ يَا كَافِيَ مَنْ اِسْتَكْفَاهُ يَا مُجِيْبَ مَنْ دَعَاهُ</text:span></text:p>
      <text:p text:style-name="P3"><text:span text:style-name="T4"><text:s/>يَا مُقِيْلَ مَنْ رَجَاهُ أَنْتَ الْكَافِيْ لَا كَافِيَ إِلَّا أَنْتَ،</text:span></text:p>
      <text:p text:style-name="P3"><text:span text:style-name="T4"><text:s/>اِكْفِنِيْ شَرَّمَا أَخَافُ وَأَحْذَرُ وَامْلَأْ مَنْزِلِيْ</text:span></text:p>
      <text:p text:style-name="P3"><text:span text:style-name="T4"><text:s/>هٰذَا خَيْرًا وَبَرَكَةً وَصَلِّ عَلَى نَبِيِّكَ</text:span></text:p>
      <text:p text:style-name="P4"><text:soft-page-break/><text:span text:style-name="T5"><text:s/>وَرَسُوْلِكَ سَيِّدِنَا مُحَمَّدٍ وَاٰلِهِ وَصَحْبِهِ وَسَلِّمْ</text:span><text:span text:style-name="T9"><text:line-break/></text:span><text:span text:style-name="T12"><text:line-break/></text:span><text:span text:style-name="T13">Amin amin alhamdullilah dungane pon manton muga2 berkah sedoyo. Pon monggo ditedha.</text:span><text:span text:style-name="T12"><text:line-break/><text:line-break/></text:span></text:p>
      <text:p text:style-name="P5">Judul : Syukuran Mlebet Griya Nyar</text:p>
      <text:p text:style-name="P2"><text:span text:style-name="T10">Pangerten : </text:span><text:span text:style-name="T14">Merupakan </text:span><text:span text:style-name="T8">bentuk syukur kepada Allah SWT yang telah melimpahkan rizkinya. Ada yang menggelarnya secara privat dan hanya mengundang kerabat terdekat. Ada pula yang turut mengundang ustadz untuk mengisi ceramah serta anak yatim untuk berbagi rezeki.</text:span></text:p>
      <text:p text:style-name="P9"><text:span text:style-name="T8"/></text:p>
      <text:p text:style-name="P9"><text:span text:style-name="T8">T</text:span><text:span text:style-name="T7">ujuan : Menyukuri reziki atas dimudahkannya memiliki rumah baru dan bersedekah sekaligus menjalin silahturahmi dengan tetangga.</text:span></text:p>
      <text:p text:style-name="P9"><text:span text:style-name="T7"/></text:p>
      <text:p text:style-name="P9"><text:span text:style-name="T7">Perlengkapan : </text:span></text:p>
      <text:p text:style-name="P9"><text:span text:style-name="T7">* Tempat untuk melakukan syukuran</text:span></text:p>
      <text:p text:style-name="P9"><text:span text:style-name="T7">* Jamuan</text:span></text:p>
      <text:p text:style-name="P9"><text:span text:style-name="T7">* Undangan</text:span></text:p>
      <text:p text:style-name="P9"><text:span text:style-name="T7"/></text:p>
      <text:p text:style-name="P9"><text:span text:style-name="T7">Urutan Acara :</text:span></text:p>
      <text:p text:style-name="P9"><text:span text:style-name="T7">1. Pemilik rumah mempersiapkan hidangan dan tempat untuk pelaksanaan acara.</text:span></text:p>
      <text:p text:style-name="P9"><text:span text:style-name="T7">2. Mengumumkan atau mengundang warga sekitar, dan keluarga untuk mengikuti acara</text:span></text:p>
      <text:p text:style-name="P9"><text:span text:style-name="T7">3. Mengundang ustadz sebagai pemimpin doa</text:span></text:p>
      <text:p text:style-name="P9"><text:span text:style-name="T7">4. memberikan sambutan kepada tamu yang datang mengikuti acara</text:span></text:p>
      <text:p text:style-name="P9"><text:span text:style-name="T7">5. Memberikan pengantar atau sambutan dari pemilik rumah</text:span></text:p>
      <text:p text:style-name="P9"><text:span text:style-name="T7">6. Doa dipimpin ustadz</text:span></text:p>
      <text:p text:style-name="P9"><text:span text:style-name="T7">7. Bersyukur dan menikmati hidangan</text:span></text:p>
      <text:p text:style-name="P9"><text:span text:style-name="T7"/></text:p>
      <text:p text:style-name="P9"><text:span text:style-name="T7">Pemeran :</text:span></text:p>
      <text:p text:style-name="P9"><text:span text:style-name="T7">1. Pemilik rumah : Tesar Rahmat Maulana</text:span></text:p>
      <text:p text:style-name="P9"><text:span text:style-name="T7">2. Ustadz : Tesar Rahmat Maulana</text:span></text:p>
      <text:p text:style-name="P9"><text:span text:style-name="T7"/></text:p>
      <text:p text:style-name="P9"><text:span text:style-name="T7"/></text:p>
      <text:p text:style-name="P9"><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NNsans" svg:font-family="CNNsans, sans-serif"/>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Arabic UI" svg:font-family="'Noto Sans Arabic UI'"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8:00:09.074259957</meta:creation-date>
    <dc:date>2023-10-20T05:23:52.684025157</dc:date>
    <meta:editing-duration>PT1M13S</meta:editing-duration>
    <meta:editing-cycles>1</meta:editing-cycles>
    <meta:document-statistic meta:table-count="0" meta:image-count="0" meta:object-count="0" meta:page-count="4" meta:paragraph-count="42" meta:word-count="446" meta:character-count="2819" meta:non-whitespace-character-count="2396"/>
    <meta:generator>LibreOffice/7.3.7.2$Linux_X86_64 LibreOffice_project/30$Build-2</meta:generator>
  </office:meta>
</office:document-meta>
</file>